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7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calculation-settings table:automatic-find-labels="false"/>
      <table:table table:name="plot_u_y_Ghia10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y</text:p>
          </table:table-cell>
          <table:table-cell table:number-columns-repeated="4" table:style-name="Default" office:value-type="string" calcext:value-type="string">
            <text:p>u</text:p>
          </table:table-cell>
        </table:table-row>
        <table:table-row table:style-name="ro1">
          <table:table-cell table:number-columns-repeated="5" office:value-type="float" office:value="1" calcext:value-type="float">
            <text:p>1.00000</text:p>
          </table:table-cell>
        </table:table-row>
        <table:table-row table:style-name="ro1">
          <table:table-cell office:value-type="float" office:value="0.9766" calcext:value-type="float">
            <text:p>0.97660</text:p>
          </table:table-cell>
          <table:table-cell office:value-type="float" office:value="0.84123" calcext:value-type="float">
            <text:p>0.84123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48223" calcext:value-type="float">
            <text:p>0.48223</text:p>
          </table:table-cell>
          <table:table-cell office:value-type="float" office:value="0.47221" calcext:value-type="float">
            <text:p>0.47221</text:p>
          </table:table-cell>
        </table:table-row>
        <table:table-row table:style-name="ro1">
          <table:table-cell office:value-type="float" office:value="0.9688" calcext:value-type="float">
            <text:p>0.96880</text:p>
          </table:table-cell>
          <table:table-cell office:value-type="float" office:value="0.78871" calcext:value-type="float">
            <text:p>0.78871</text:p>
          </table:table-cell>
          <table:table-cell office:value-type="float" office:value="0.57492" calcext:value-type="float">
            <text:p>0.57492</text:p>
          </table:table-cell>
          <table:table-cell office:value-type="float" office:value="0.4612" calcext:value-type="float">
            <text:p>0.46120</text:p>
          </table:table-cell>
          <table:table-cell office:value-type="float" office:value="0.47783" calcext:value-type="float">
            <text:p>0.47783</text:p>
          </table:table-cell>
        </table:table-row>
        <table:table-row table:style-name="ro1">
          <table:table-cell office:value-type="float" office:value="0.9609" calcext:value-type="float">
            <text:p>0.96090</text:p>
          </table:table-cell>
          <table:table-cell office:value-type="float" office:value="0.73722" calcext:value-type="float">
            <text:p>0.73722</text:p>
          </table:table-cell>
          <table:table-cell office:value-type="float" office:value="0.51117" calcext:value-type="float">
            <text:p>0.51117</text:p>
          </table:table-cell>
          <table:table-cell office:value-type="float" office:value="0.45992" calcext:value-type="float">
            <text:p>0.45992</text:p>
          </table:table-cell>
          <table:table-cell office:value-type="float" office:value="0.4807" calcext:value-type="float">
            <text:p>0.48070</text:p>
          </table:table-cell>
        </table:table-row>
        <table:table-row table:style-name="ro1">
          <table:table-cell office:value-type="float" office:value="0.9531" calcext:value-type="float">
            <text:p>0.95310</text:p>
          </table:table-cell>
          <table:table-cell office:value-type="float" office:value="0.68717" calcext:value-type="float">
            <text:p>0.68717</text:p>
          </table:table-cell>
          <table:table-cell office:value-type="float" office:value="0.46604" calcext:value-type="float">
            <text:p>0.46604</text:p>
          </table:table-cell>
          <table:table-cell office:value-type="float" office:value="0.46036" calcext:value-type="float">
            <text:p>0.46036</text:p>
          </table:table-cell>
          <table:table-cell office:value-type="float" office:value="0.47804" calcext:value-type="float">
            <text:p>0.47804</text:p>
          </table:table-cell>
        </table:table-row>
        <table:table-row table:style-name="ro1">
          <table:table-cell office:value-type="float" office:value="0.8516" calcext:value-type="float">
            <text:p>0.85160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33304" calcext:value-type="float">
            <text:p>0.33304</text:p>
          </table:table-cell>
          <table:table-cell office:value-type="float" office:value="0.33556" calcext:value-type="float">
            <text:p>0.33556</text:p>
          </table:table-cell>
          <table:table-cell office:value-type="float" office:value="0.34635" calcext:value-type="float">
            <text:p>0.34635</text:p>
          </table:table-cell>
        </table:table-row>
        <table:table-row table:style-name="ro1">
          <table:table-cell office:value-type="float" office:value="0.7344" calcext:value-type="float">
            <text:p>0.73440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18719" calcext:value-type="float">
            <text:p>0.18719</text:p>
          </table:table-cell>
          <table:table-cell office:value-type="float" office:value="0.20087" calcext:value-type="float">
            <text:p>0.20087</text:p>
          </table:table-cell>
          <table:table-cell office:value-type="float" office:value="0.20673" calcext:value-type="float">
            <text:p>0.20673</text:p>
          </table:table-cell>
        </table:table-row>
        <table:table-row table:style-name="ro1">
          <table:table-cell office:value-type="float" office:value="0.6172" calcext:value-type="float">
            <text:p>0.61720</text:p>
          </table:table-cell>
          <table:table-cell office:value-type="float" office:value="-0.13641" calcext:value-type="float">
            <text:p>-0.13641</text:p>
          </table:table-cell>
          <table:table-cell office:value-type="float" office:value="0.05702" calcext:value-type="float">
            <text:p>0.05702</text:p>
          </table:table-cell>
          <table:table-cell office:value-type="float" office:value="0.08183" calcext:value-type="float">
            <text:p>0.08183</text:p>
          </table:table-cell>
          <table:table-cell office:value-type="float" office:value="0.08344" calcext:value-type="float">
            <text:p>0.08344</text:p>
          </table:table-cell>
        </table:table-row>
        <table:table-row table:style-name="ro1">
          <table:table-cell office:value-type="float" office:value="0.5" calcext:value-type="float">
            <text:p>0.50000</text:p>
          </table:table-cell>
          <table:table-cell office:value-type="float" office:value="-0.20581" calcext:value-type="float">
            <text:p>-0.20581</text:p>
          </table:table-cell>
          <table:table-cell office:value-type="float" office:value="-0.0608" calcext:value-type="float">
            <text:p>-0.06080</text:p>
          </table:table-cell>
          <table:table-cell office:value-type="float" office:value="-0.03039" calcext:value-type="float">
            <text:p>-0.03039</text:p>
          </table:table-cell>
          <table:table-cell office:value-type="float" office:value="0.03111" calcext:value-type="float">
            <text:p>0.03111</text:p>
          </table:table-cell>
        </table:table-row>
        <table:table-row table:style-name="ro1">
          <table:table-cell office:value-type="float" office:value="0.4531" calcext:value-type="float">
            <text:p>0.45310</text:p>
          </table:table-cell>
          <table:table-cell office:value-type="float" office:value="-0.2109" calcext:value-type="float">
            <text:p>-0.21090</text:p>
          </table:table-cell>
          <table:table-cell office:value-type="float" office:value="-0.10648" calcext:value-type="float">
            <text:p>-0.10648</text:p>
          </table:table-cell>
          <table:table-cell office:value-type="float" office:value="-0.07404" calcext:value-type="float">
            <text:p>-0.07404</text:p>
          </table:table-cell>
          <table:table-cell office:value-type="float" office:value="-0.0754" calcext:value-type="float">
            <text:p>-0.07540</text:p>
          </table:table-cell>
        </table:table-row>
        <table:table-row table:style-name="ro1">
          <table:table-cell office:value-type="float" office:value="0.2813" calcext:value-type="float">
            <text:p>0.28130</text:p>
          </table:table-cell>
          <table:table-cell office:value-type="float" office:value="-0.15662" calcext:value-type="float">
            <text:p>-0.15662</text:p>
          </table:table-cell>
          <table:table-cell office:value-type="float" office:value="-0.27805" calcext:value-type="float">
            <text:p>-0.27805</text:p>
          </table:table-cell>
          <table:table-cell office:value-type="float" office:value="-0.22855" calcext:value-type="float">
            <text:p>-0.22855</text:p>
          </table:table-cell>
          <table:table-cell office:value-type="float" office:value="-0.23186" calcext:value-type="float">
            <text:p>-0.23186</text:p>
          </table:table-cell>
        </table:table-row>
        <table:table-row table:style-name="ro1">
          <table:table-cell office:value-type="float" office:value="0.1719" calcext:value-type="float">
            <text:p>0.17190</text:p>
          </table:table-cell>
          <table:table-cell office:value-type="float" office:value="-0.1015" calcext:value-type="float">
            <text:p>-0.10150</text:p>
          </table:table-cell>
          <table:table-cell office:value-type="float" office:value="-0.38289" calcext:value-type="float">
            <text:p>-0.38289</text:p>
          </table:table-cell>
          <table:table-cell office:value-type="float" office:value="-0.3305" calcext:value-type="float">
            <text:p>-0.33050</text:p>
          </table:table-cell>
          <table:table-cell office:value-type="float" office:value="-0.32709" calcext:value-type="float">
            <text:p>-0.32709</text:p>
          </table:table-cell>
        </table:table-row>
        <table:table-row table:style-name="ro1">
          <table:table-cell office:value-type="float" office:value="0.1016" calcext:value-type="float">
            <text:p>0.10160</text:p>
          </table:table-cell>
          <table:table-cell office:value-type="float" office:value="-0.06434" calcext:value-type="float">
            <text:p>-0.06434</text:p>
          </table:table-cell>
          <table:table-cell office:value-type="float" office:value="-0.2973" calcext:value-type="float">
            <text:p>-0.29730</text:p>
          </table:table-cell>
          <table:table-cell office:value-type="float" office:value="-0.40435" calcext:value-type="float">
            <text:p>-0.40435</text:p>
          </table:table-cell>
          <table:table-cell office:value-type="float" office:value="-0.38" calcext:value-type="float">
            <text:p>-0.38000</text:p>
          </table:table-cell>
        </table:table-row>
        <table:table-row table:style-name="ro1">
          <table:table-cell office:value-type="float" office:value="0.0703" calcext:value-type="float">
            <text:p>0.07030</text:p>
          </table:table-cell>
          <table:table-cell office:value-type="float" office:value="-0.04775" calcext:value-type="float">
            <text:p>-0.04775</text:p>
          </table:table-cell>
          <table:table-cell office:value-type="float" office:value="-0.2222" calcext:value-type="float">
            <text:p>-0.22220</text:p>
          </table:table-cell>
          <table:table-cell office:value-type="float" office:value="-0.43643" calcext:value-type="float">
            <text:p>-0.43643</text:p>
          </table:table-cell>
          <table:table-cell office:value-type="float" office:value="-0.41657" calcext:value-type="float">
            <text:p>-0.41657</text:p>
          </table:table-cell>
        </table:table-row>
        <table:table-row table:style-name="ro1">
          <table:table-cell office:value-type="float" office:value="0.0625" calcext:value-type="float">
            <text:p>0.06250</text:p>
          </table:table-cell>
          <table:table-cell office:value-type="float" office:value="-0.04192" calcext:value-type="float">
            <text:p>-0.04192</text:p>
          </table:table-cell>
          <table:table-cell office:value-type="float" office:value="-0.20196" calcext:value-type="float">
            <text:p>-0.20196</text:p>
          </table:table-cell>
          <table:table-cell office:value-type="float" office:value="-0.42901" calcext:value-type="float">
            <text:p>-0.42901</text:p>
          </table:table-cell>
          <table:table-cell office:value-type="float" office:value="-0.42537" calcext:value-type="float">
            <text:p>-0.42537</text:p>
          </table:table-cell>
        </table:table-row>
        <table:table-row table:style-name="ro1">
          <table:table-cell office:value-type="float" office:value="0.0547" calcext:value-type="float">
            <text:p>0.05470</text:p>
          </table:table-cell>
          <table:table-cell office:value-type="float" office:value="-0.03717" calcext:value-type="float">
            <text:p>-0.03717</text:p>
          </table:table-cell>
          <table:table-cell office:value-type="float" office:value="-0.18109" calcext:value-type="float">
            <text:p>-0.18109</text:p>
          </table:table-cell>
          <table:table-cell office:value-type="float" office:value="-0.41165" calcext:value-type="float">
            <text:p>-0.41165</text:p>
          </table:table-cell>
          <table:table-cell office:value-type="float" office:value="-0.42735" calcext:value-type="float">
            <text:p>-0.42735</text:p>
          </table:table-cell>
        </table:table-row>
        <table:table-row table:style-name="ro1">
          <table:table-cell table:number-columns-repeated="5" office:value-type="float" office:value="0" calcext:value-type="float">
            <text:p>0.0000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x</text:p>
          </table:table-cell>
          <table:table-cell table:number-columns-repeated="4" table:style-name="Default" office:value-type="string" calcext:value-type="string">
            <text:p>v</text:p>
          </table:table-cell>
        </table:table-row>
        <table:table-row table:style-name="ro1">
          <table:table-cell office:value-type="float" office:value="1" calcext:value-type="float">
            <text:p>1.0000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0.9688" calcext:value-type="float">
            <text:p>0.96880</text:p>
          </table:table-cell>
          <table:table-cell office:value-type="float" office:value="-0.05906" calcext:value-type="float">
            <text:p>-0.05906</text:p>
          </table:table-cell>
          <table:table-cell office:value-type="float" office:value="-0.21388" calcext:value-type="float">
            <text:p>-0.21388</text:p>
          </table:table-cell>
          <table:table-cell office:value-type="float" office:value="-0.49774" calcext:value-type="float">
            <text:p>-0.49774</text:p>
          </table:table-cell>
          <table:table-cell office:value-type="float" office:value="-0.54302" calcext:value-type="float">
            <text:p>-0.54302</text:p>
          </table:table-cell>
        </table:table-row>
        <table:table-row table:style-name="ro1">
          <table:table-cell office:value-type="float" office:value="0.9609" calcext:value-type="float">
            <text:p>0.96090</text:p>
          </table:table-cell>
          <table:table-cell office:value-type="float" office:value="-0.07391" calcext:value-type="float">
            <text:p>-0.07391</text:p>
          </table:table-cell>
          <table:table-cell office:value-type="float" office:value="-0.27669" calcext:value-type="float">
            <text:p>-0.27669</text:p>
          </table:table-cell>
          <table:table-cell office:value-type="float" office:value="-0.55069" calcext:value-type="float">
            <text:p>-0.55069</text:p>
          </table:table-cell>
          <table:table-cell office:value-type="float" office:value="-0.52987" calcext:value-type="float">
            <text:p>-0.52987</text:p>
          </table:table-cell>
        </table:table-row>
        <table:table-row table:style-name="ro1">
          <table:table-cell office:value-type="float" office:value="0.9531" calcext:value-type="float">
            <text:p>0.95310</text:p>
          </table:table-cell>
          <table:table-cell office:value-type="float" office:value="-0.08864" calcext:value-type="float">
            <text:p>-0.08864</text:p>
          </table:table-cell>
          <table:table-cell office:value-type="float" office:value="-0.33714" calcext:value-type="float">
            <text:p>-0.33714</text:p>
          </table:table-cell>
          <table:table-cell office:value-type="float" office:value="-0.55408" calcext:value-type="float">
            <text:p>-0.55408</text:p>
          </table:table-cell>
          <table:table-cell office:value-type="float" office:value="-0.49099" calcext:value-type="float">
            <text:p>-0.49099</text:p>
          </table:table-cell>
        </table:table-row>
        <table:table-row table:style-name="ro1">
          <table:table-cell office:value-type="float" office:value="0.9453" calcext:value-type="float">
            <text:p>0.94530</text:p>
          </table:table-cell>
          <table:table-cell office:value-type="float" office:value="-0.10313" calcext:value-type="float">
            <text:p>-0.10313</text:p>
          </table:table-cell>
          <table:table-cell office:value-type="float" office:value="-0.39188" calcext:value-type="float">
            <text:p>-0.39188</text:p>
          </table:table-cell>
          <table:table-cell office:value-type="float" office:value="-0.52876" calcext:value-type="float">
            <text:p>-0.52876</text:p>
          </table:table-cell>
          <table:table-cell office:value-type="float" office:value="-0.45863" calcext:value-type="float">
            <text:p>-0.45863</text:p>
          </table:table-cell>
        </table:table-row>
        <table:table-row table:style-name="ro1">
          <table:table-cell office:value-type="float" office:value="0.9063" calcext:value-type="float">
            <text:p>0.90630</text:p>
          </table:table-cell>
          <table:table-cell office:value-type="float" office:value="-0.16914" calcext:value-type="float">
            <text:p>-0.16914</text:p>
          </table:table-cell>
          <table:table-cell office:value-type="float" office:value="-0.5155" calcext:value-type="float">
            <text:p>-0.51550</text:p>
          </table:table-cell>
          <table:table-cell office:value-type="float" office:value="-0.41442" calcext:value-type="float">
            <text:p>-0.41442</text:p>
          </table:table-cell>
          <table:table-cell office:value-type="float" office:value="-0.41496" calcext:value-type="float">
            <text:p>-0.41496</text:p>
          </table:table-cell>
        </table:table-row>
        <table:table-row table:style-name="ro1">
          <table:table-cell office:value-type="float" office:value="0.8594" calcext:value-type="float">
            <text:p>0.85940</text:p>
          </table:table-cell>
          <table:table-cell office:value-type="float" office:value="-0.22445" calcext:value-type="float">
            <text:p>-0.22445</text:p>
          </table:table-cell>
          <table:table-cell office:value-type="float" office:value="-0.42665" calcext:value-type="float">
            <text:p>-0.42665</text:p>
          </table:table-cell>
          <table:table-cell office:value-type="float" office:value="-0.36214" calcext:value-type="float">
            <text:p>-0.36214</text:p>
          </table:table-cell>
          <table:table-cell office:value-type="float" office:value="-0.36737" calcext:value-type="float">
            <text:p>-0.36737</text:p>
          </table:table-cell>
        </table:table-row>
        <table:table-row table:style-name="ro1">
          <table:table-cell office:value-type="float" office:value="0.8047" calcext:value-type="float">
            <text:p>0.80470</text:p>
          </table:table-cell>
          <table:table-cell office:value-type="float" office:value="-0.24533" calcext:value-type="float">
            <text:p>-0.24533</text:p>
          </table:table-cell>
          <table:table-cell office:value-type="float" office:value="-0.31966" calcext:value-type="float">
            <text:p>-0.31966</text:p>
          </table:table-cell>
          <table:table-cell office:value-type="float" office:value="-0.30018" calcext:value-type="float">
            <text:p>-0.30018</text:p>
          </table:table-cell>
          <table:table-cell office:value-type="float" office:value="-0.30719" calcext:value-type="float">
            <text:p>-0.30719</text:p>
          </table:table-cell>
        </table:table-row>
        <table:table-row table:style-name="ro1">
          <table:table-cell office:value-type="float" office:value="0.5" calcext:value-type="float">
            <text:p>0.50000</text:p>
          </table:table-cell>
          <table:table-cell office:value-type="float" office:value="0.05454" calcext:value-type="float">
            <text:p>0.05454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83" calcext:value-type="float">
            <text:p>0.00830</text:p>
          </table:table-cell>
        </table:table-row>
        <table:table-row table:style-name="ro1">
          <table:table-cell office:value-type="float" office:value="0.2344" calcext:value-type="float">
            <text:p>0.23440</text:p>
          </table:table-cell>
          <table:table-cell office:value-type="float" office:value="0.17527" calcext:value-type="float">
            <text:p>0.17527</text:p>
          </table:table-cell>
          <table:table-cell office:value-type="float" office:value="0.32235" calcext:value-type="float">
            <text:p>0.32235</text:p>
          </table:table-cell>
          <table:table-cell office:value-type="float" office:value="0.2728" calcext:value-type="float">
            <text:p>0.27280</text:p>
          </table:table-cell>
          <table:table-cell office:value-type="float" office:value="0.27224" calcext:value-type="float">
            <text:p>0.27224</text:p>
          </table:table-cell>
        </table:table-row>
        <table:table-row table:style-name="ro1">
          <table:table-cell office:value-type="float" office:value="0.2266" calcext:value-type="float">
            <text:p>0.22660</text:p>
          </table:table-cell>
          <table:table-cell office:value-type="float" office:value="0.17507" calcext:value-type="float">
            <text:p>0.17507</text:p>
          </table:table-cell>
          <table:table-cell office:value-type="float" office:value="0.33075" calcext:value-type="float">
            <text:p>0.33075</text:p>
          </table:table-cell>
          <table:table-cell office:value-type="float" office:value="0.28066" calcext:value-type="float">
            <text:p>0.28066</text:p>
          </table:table-cell>
          <table:table-cell office:value-type="float" office:value="0.28003" calcext:value-type="float">
            <text:p>0.28003</text:p>
          </table:table-cell>
        </table:table-row>
        <table:table-row table:style-name="ro1">
          <table:table-cell office:value-type="float" office:value="0.1563" calcext:value-type="float">
            <text:p>0.15630</text:p>
          </table:table-cell>
          <table:table-cell office:value-type="float" office:value="0.16077" calcext:value-type="float">
            <text:p>0.16077</text:p>
          </table:table-cell>
          <table:table-cell office:value-type="float" office:value="0.37095" calcext:value-type="float">
            <text:p>0.37095</text:p>
          </table:table-cell>
          <table:table-cell office:value-type="float" office:value="0.35368" calcext:value-type="float">
            <text:p>0.35368</text:p>
          </table:table-cell>
          <table:table-cell office:value-type="float" office:value="0.3507" calcext:value-type="float">
            <text:p>0.35070</text:p>
          </table:table-cell>
        </table:table-row>
        <table:table-row table:style-name="ro1">
          <table:table-cell office:value-type="float" office:value="0.0938" calcext:value-type="float">
            <text:p>0.09380</text:p>
          </table:table-cell>
          <table:table-cell office:value-type="float" office:value="0.12317" calcext:value-type="float">
            <text:p>0.12317</text:p>
          </table:table-cell>
          <table:table-cell office:value-type="float" office:value="0.32627" calcext:value-type="float">
            <text:p>0.32627</text:p>
          </table:table-cell>
          <table:table-cell office:value-type="float" office:value="0.4295" calcext:value-type="float">
            <text:p>0.42950</text:p>
          </table:table-cell>
          <table:table-cell office:value-type="float" office:value="0.41487" calcext:value-type="float">
            <text:p>0.41487</text:p>
          </table:table-cell>
        </table:table-row>
        <table:table-row table:style-name="ro1">
          <table:table-cell office:value-type="float" office:value="0.0781" calcext:value-type="float">
            <text:p>0.07810</text:p>
          </table:table-cell>
          <table:table-cell office:value-type="float" office:value="0.1089" calcext:value-type="float">
            <text:p>0.10890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0.43648" calcext:value-type="float">
            <text:p>0.43648</text:p>
          </table:table-cell>
          <table:table-cell office:value-type="float" office:value="0.43124" calcext:value-type="float">
            <text:p>0.43124</text:p>
          </table:table-cell>
        </table:table-row>
        <table:table-row table:style-name="ro1">
          <table:table-cell office:value-type="float" office:value="0.0703" calcext:value-type="float">
            <text:p>0.07030</text:p>
          </table:table-cell>
          <table:table-cell office:value-type="float" office:value="0.10091" calcext:value-type="float">
            <text:p>0.10091</text:p>
          </table:table-cell>
          <table:table-cell office:value-type="float" office:value="0.29012" calcext:value-type="float">
            <text:p>0.29012</text:p>
          </table:table-cell>
          <table:table-cell office:value-type="float" office:value="0.43329" calcext:value-type="float">
            <text:p>0.43329</text:p>
          </table:table-cell>
          <table:table-cell office:value-type="float" office:value="0.43733" calcext:value-type="float">
            <text:p>0.43733</text:p>
          </table:table-cell>
        </table:table-row>
        <table:table-row table:style-name="ro1">
          <table:table-cell office:value-type="float" office:value="0.0625" calcext:value-type="float">
            <text:p>0.06250</text:p>
          </table:table-cell>
          <table:table-cell office:value-type="float" office:value="0.09233" calcext:value-type="float">
            <text:p>0.09233</text:p>
          </table:table-cell>
          <table:table-cell office:value-type="float" office:value="0.27485" calcext:value-type="float">
            <text:p>0.27485</text:p>
          </table:table-cell>
          <table:table-cell office:value-type="float" office:value="0.42447" calcext:value-type="float">
            <text:p>0.42447</text:p>
          </table:table-cell>
          <table:table-cell office:value-type="float" office:value="0.43983" calcext:value-type="float">
            <text:p>0.43983</text:p>
          </table:table-cell>
        </table:table-row>
        <table:table-row table:style-name="ro1">
          <table:table-cell table:number-columns-repeated="5" office:value-type="float" office:value="0" calcext:value-type="float">
            <text:p>0.00000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3:56:30.791805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1T13:58:39.135938359</dc:date>
    <dc:creator>Taher Chegini</dc:creator>
    <meta:editing-duration>PT19M11S</meta:editing-duration>
    <meta:editing-cycles>3</meta:editing-cycles>
    <meta:generator>LibreOffice/5.0.6.2$Linux_X86_64 LibreOffice_project/00$Build-2</meta:generator>
    <meta:document-statistic meta:table-count="1" meta:cell-count="184" meta:object-count="0"/>
  </office:meta>
</office:document-meta>
</file>